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
  <manifest:file-entry manifest:full-path="ObjectReplacements/Object 7"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2" manifest:media-type="application/x-openoffice-gdimetafile;windows_formatname=&quot;GDIMetaFile&quo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144c1"/>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9d35" style:text-blinking="false" fo:background-color="transparen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0c13b6" officeooo:paragraph-rsid="000c13b6" style:text-blinking="false" fo:background-color="transparent"/>
    </style:style>
    <style:style style:name="P4" style:family="paragraph" style:parent-style-name="Text_20_body">
      <style:paragraph-properties fo:margin-top="0.564cm" fo:margin-bottom="0.141cm" loext:contextual-spacing="false" fo:line-height="138%" style:writing-mode="lr-tb"/>
    </style:style>
    <style:style style:name="P5" style:family="paragraph" style:parent-style-name="Title">
      <style:text-properties officeooo:rsid="000c13b6" officeooo:paragraph-rsid="000c13b6"/>
    </style:style>
    <style:style style:name="P6" style:family="paragraph" style:parent-style-name="Heading_20_2">
      <style:text-properties officeooo:paragraph-rsid="000d5c85"/>
    </style:style>
    <style:style style:name="P7" style:family="paragraph" style:parent-style-name="Heading_20_3" style:list-style-name=""/>
    <style:style style:name="P8" style:family="paragraph" style:parent-style-name="Heading_20_3">
      <style:paragraph-properties fo:break-before="page"/>
    </style:style>
    <style:style style:name="P9" style:family="paragraph" style:parent-style-name="Header">
      <style:text-properties officeooo:rsid="0013bfa3" officeooo:paragraph-rsid="0013bfa3"/>
    </style:style>
    <style:style style:name="T1" style:family="text">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officeooo:rsid="000d5c85"/>
    </style:style>
    <style:style style:name="T3" style:family="text">
      <style:text-properties officeooo:rsid="000e7d4d"/>
    </style:style>
    <style:style style:name="T4" style:family="text">
      <style:text-properties style:font-name="Arial1"/>
    </style:style>
    <style:style style:name="T5" style:family="text">
      <style:text-properties style:font-name="Arial1" fo:font-size="11pt" officeooo:rsid="000c13b6" style:font-size-asian="11pt" style:font-size-complex="11pt"/>
    </style:style>
    <style:style style:name="T6" style:family="text">
      <style:text-properties style:font-name="Arial1" fo:font-size="11pt" officeooo:rsid="001144c1" style:font-size-asian="11pt" style:font-size-complex="11pt"/>
    </style:style>
    <style:style style:name="T7" style:family="text">
      <style:text-properties style:font-name="Arial1" fo:font-size="11pt" officeooo:rsid="00134113" style:font-size-asian="11pt" style:font-size-complex="11pt"/>
    </style:style>
    <style:style style:name="T8" style:family="text">
      <style:text-properties officeooo:rsid="00159d35"/>
    </style:style>
    <style:style style:name="T9" style:family="text">
      <style:text-properties officeooo:rsid="00175b29"/>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D1 - Open MP <text:span text:style-name="T9">Manipulation Matrice Vecteur</text:span></text:p>
      <text:h text:style-name="Heading_20_1" text:outline-level="1">1.1 Vecteur-vecteur</text:h>
      <text:p text:style-name="P2"><text:tab/><text:span text:style-name="T8">Voici les résultats des temps d'exécution du programme de calcul sur des vecteurs optimisé par OpenMP.</text:span></text:p>
      <text:p text:style-name="P2"><text:span text:style-name="T4"><text:tab/>Les valeurs données sont les moyennes des temps sur 10 essais.</text:span></text:p>
      <text:p text:style-name="P3"><text:tab/>Dans les données de passage à l'échelle fort, la valeur avec 0 cœur correspond en réalité à une compilation sans l'option -fopenmp <text:span text:style-name="T3">et sans optimisation (-Ox)</text:span>, donc non parallélisée et s'exécutant sur un seul cœur.</text:p>
      <text:h text:style-name="Heading_20_2" text:outline-level="2">Addition de deux vecteurs :</text:h>
      <text:h text:style-name="Heading_20_3" text:outline-level="3">Passage à l'échelle fort : 100 000 000 termes</text:h>
      <text:h text:style-name="P6" text:outline-level="2"><draw:frame draw:style-name="fr2" draw:name="Objet2" text:anchor-type="paragraph" svg:x="0.501cm" svg:y="1.164cm" svg:width="16cm" svg:height="8.999cm" draw:z-index="1"><draw:object xlink:href="./Object 2" xlink:type="simple" xlink:show="embed" xlink:actuate="onLoad"/><draw:image xlink:href="./ObjectReplacements/Object 2" xlink:type="simple" xlink:show="embed" xlink:actuate="onLoad"/></draw:frame><draw:frame draw:style-name="fr1" draw:name="Objet1" text:anchor-type="paragraph" svg:width="15.625cm" svg:height="0.937cm" draw:z-index="0"><draw:object xlink:href="./Object 1" xlink:type="simple" xlink:show="embed" xlink:actuate="onLoad"/><draw:image xlink:href="./ObjectReplacements/Object 1" xlink:type="simple" xlink:show="embed" xlink:actuate="onLoad"/></draw:frame><text:span text:style-name="T2">Passage à l'échelle faible</text:span></text:h>
      <text:p text:style-name="P4"><draw:frame draw:style-name="fr1" draw:name="Objet3" text:anchor-type="paragraph" svg:width="13.367cm" svg:height="1.452cm" draw:z-index="2"><draw:object xlink:href="./Object 3" xlink:type="simple" xlink:show="embed" xlink:actuate="onLoad"/><draw:image xlink:href="./ObjectReplacements/Object 3" xlink:type="simple" xlink:show="embed" xlink:actuate="onLoad"/></draw:frame><text:span text:style-name="T1"/></text:p>
      <text:h text:style-name="Heading_20_2" text:outline-level="2"><draw:frame draw:style-name="fr3" draw:name="Objet4" text:anchor-type="paragraph" svg:width="16cm" svg:height="8.999cm" draw:z-index="3"><draw:object xlink:href="./Object 4" xlink:type="simple" xlink:show="embed" xlink:actuate="onLoad"/><draw:image xlink:href="./ObjectReplacements/Object 4" xlink:type="simple" xlink:show="embed" xlink:actuate="onLoad"/></draw:frame><text:soft-page-break/>Somme des termes d'un vecteur :</text:h>
      <text:h text:style-name="Heading_20_3" text:outline-level="3">Passage à l'échelle fort : 100 000 000 termes</text:h>
      <text:p text:style-name="Text_20_body"><draw:frame draw:style-name="fr1" draw:name="Objet13" text:anchor-type="paragraph" svg:width="15.625cm" svg:height="0.968cm" draw:z-index="10"><draw:object xlink:href="./Object 13" xlink:type="simple" xlink:show="embed" xlink:actuate="onLoad"/><draw:image xlink:href="./ObjectReplacements/Object 13" xlink:type="simple" xlink:show="embed" xlink:actuate="onLoad"/></draw:frame></text:p>
      <text:h text:style-name="Heading_20_3" text:outline-level="3"><draw:frame draw:style-name="fr3" draw:name="Objet6" text:anchor-type="paragraph" svg:width="16cm" svg:height="8.999cm" draw:z-index="5"><draw:object xlink:href="./Object 6" xlink:type="simple" xlink:show="embed" xlink:actuate="onLoad"/><draw:image xlink:href="./ObjectReplacements/Object 6" xlink:type="simple" xlink:show="embed" xlink:actuate="onLoad"/></draw:frame><draw:frame draw:style-name="fr1" draw:name="Objet5" text:anchor-type="paragraph" svg:width="15.625cm" svg:height="0.968cm" draw:z-index="4"><draw:object xlink:href="./Object 5" xlink:type="simple" xlink:show="embed" xlink:actuate="onLoad"/><draw:image xlink:href="./ObjectReplacements/Object 5" xlink:type="simple" xlink:show="embed" xlink:actuate="onLoad"/></draw:frame>Passage à l'échelle faible</text:h>
      <text:p text:style-name="Text_20_body"><draw:frame draw:style-name="fr1" draw:name="Objet14" text:anchor-type="paragraph" svg:width="13.367cm" svg:height="1.452cm" draw:z-index="11"><draw:object xlink:href="./Object 14" xlink:type="simple" xlink:show="embed" xlink:actuate="onLoad"/><draw:image xlink:href="./ObjectReplacements/Object 14" xlink:type="simple" xlink:show="embed" xlink:actuate="onLoad"/></draw:frame></text:p>
      <text:h text:style-name="Heading_20_2" text:outline-level="2"><draw:frame draw:style-name="fr1" draw:name="Objet7" text:anchor-type="paragraph" svg:width="13.367cm" svg:height="1.452cm" draw:z-index="6"><draw:object xlink:href="./Object 7" xlink:type="simple" xlink:show="embed" xlink:actuate="onLoad"/><draw:image xlink:href="./ObjectReplacements/Object 7" xlink:type="simple" xlink:show="embed" xlink:actuate="onLoad"/></draw:frame><draw:frame draw:style-name="fr3" draw:name="Objet8" text:anchor-type="paragraph" svg:width="16cm" svg:height="8.999cm" draw:z-index="13"><draw:object xlink:href="./Object 8" xlink:type="simple" xlink:show="embed" xlink:actuate="onLoad"/><draw:image xlink:href="./ObjectReplacements/Object 8" xlink:type="simple" xlink:show="embed" xlink:actuate="onLoad"/></draw:frame><text:soft-page-break/>Produit d'un vecteur par un scalaire :</text:h>
      <text:h text:style-name="Heading_20_3" text:outline-level="3">Passage à l'échelle fort : 100 000 000 termes</text:h>
      <text:p text:style-name="Text_20_body"><draw:frame draw:style-name="fr1" draw:name="Objet9" text:anchor-type="paragraph" svg:width="15.625cm" svg:height="0.968cm" draw:z-index="7"><draw:object xlink:href="./Object 9" xlink:type="simple" xlink:show="embed" xlink:actuate="onLoad"/><draw:image xlink:href="./ObjectReplacements/Object 9" xlink:type="simple" xlink:show="embed" xlink:actuate="onLoad"/></draw:frame></text:p>
      <text:p text:style-name="Text_20_body"><draw:frame draw:style-name="fr2" draw:name="Objet10" text:anchor-type="paragraph" svg:x="0.601cm" svg:y="-0.25cm" svg:width="16cm" svg:height="8.999cm" draw:z-index="12"><draw:object xlink:href="./Object 10" xlink:type="simple" xlink:show="embed" xlink:actuate="onLoad"/><draw:image xlink:href="./ObjectReplacements/Object 10" xlink:type="simple" xlink:show="embed" xlink:actuate="onLoad"/></draw:frame></text:p>
      <text:h text:style-name="P7" text:outline-level="3"/>
      <text:h text:style-name="P8" text:outline-level="3">Passage à l'échelle faible</text:h>
      <text:p text:style-name="Text_20_body"><draw:frame draw:style-name="fr1" draw:name="Objet12" text:anchor-type="paragraph" svg:width="13.367cm" svg:height="1.452cm" draw:z-index="9"><draw:object xlink:href="./Object 12" xlink:type="simple" xlink:show="embed" xlink:actuate="onLoad"/><draw:image xlink:href="./ObjectReplacements/Object 12" xlink:type="simple" xlink:show="embed" xlink:actuate="onLoad"/></draw:frame></text:p>
      <text:p text:style-name="P1"><draw:frame draw:style-name="fr3" draw:name="Objet11" text:anchor-type="paragraph" svg:width="16cm" svg:height="8.999cm" draw:z-index="8"><draw:object xlink:href="./Object 11" xlink:type="simple" xlink:show="embed" xlink:actuate="onLoad"/><draw:image xlink:href="./ObjectReplacements/Object 11" xlink:type="simple" xlink:show="embed" xlink:actuate="onLoad"/></draw:frame><text:span text:style-name="T5"><text:tab/></text:span><text:span text:style-name="T6">Globalement, on constate que la compilation avec OpenMP permet une amélioration des performances même lorsqu'on utilise qu'un seul cœur par rapport à une compilation normale non parallélisée. Cela peut s'expliquer par le fait que la compilation OpenMP intègre des optimisation de code à la compilation.</text:span></text:p>
      <text:p text:style-name="P1"><text:span text:style-name="T6"><text:tab/>Dans le cas des passage à l'échelle forts, on constate une amélioration des performances qui suit presque le nombre de cœurs utilisé, la vitesse de calcul double presque avec le nombre de cœurs. Le fait est qu'avec l'augmentation du nombre de cœurs, il y a un écart de plus en plus important au résultat attendu si le passage l'échelle fort était parfait (division par 2 du temps de calcul). Il est dû au temps de calcul nécessaire à la création et la destruction des threads OpenMP, </text:span><text:span text:style-name="T7">augmentant </text:span><text:span text:style-name="T6">avec </text:span><text:span text:style-name="T7">le nombre de cœurs.</text:span></text:p>
      <text:p text:style-name="P1"><text:span text:style-name="T7"><text:tab/>Enfin avec le passage à l'échelle faible, On peut noter certes une augmentation du temps de calcul par rapport à la taille de la donnée et au nombre de cœurs, dû au temps de synchronisation, de création et de destruction des threads OpenMP, mais que cette augmentation tend à diminuer avec le passage à l'échelle, ce qui sous-tend que OpenMP est particulièrement adapté au passage à l'échelle fa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bfa3" officeooo:paragraph-rsid="0013bfa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SA de Lyon 5IF - Rapport TD1 - OpenMP – Pierre-Louis Lefebv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9:29:31.097516262</meta:creation-date>
    <dc:date>2018-12-09T22:56:26.556028517</dc:date>
    <meta:editing-duration>PT45M9S</meta:editing-duration>
    <meta:editing-cycles>5</meta:editing-cycles>
    <meta:generator>LibreOffice/4.4.3.2$Linux_X86_64 LibreOffice_project/40m0$Build-2</meta:generator>
    <meta:document-statistic meta:table-count="0" meta:image-count="0" meta:object-count="14" meta:page-count="4" meta:paragraph-count="18" meta:word-count="344" meta:character-count="2037" meta:non-whitespace-character-count="17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6">
          <table:table-cell table:number-columns-repeated="6"/>
        </table:table-row>
        <table:table-row table:style-name="ro2">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55058308.4" calcext:value-type="float">
            <text:p>655058308,4</text:p>
          </table:table-cell>
          <table:table-cell table:style-name="ce4" office:value-type="float" office:value="636827934.6" calcext:value-type="float">
            <text:p>636827934,6</text:p>
          </table:table-cell>
          <table:table-cell table:style-name="ce4" office:value-type="float" office:value="352213094.4" calcext:value-type="float">
            <text:p>352213094,4</text:p>
          </table:table-cell>
          <table:table-cell table:style-name="ce3" office:value-type="float" office:value="201747465" calcext:value-type="float">
            <text:p>201747465</text:p>
          </table:table-cell>
          <table:table-cell table:style-name="ce4" office:value-type="float" office:value="124595296.5" calcext:value-type="float">
            <text:p>12459529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19:42:03.5786432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2.867cm" svg:y="0.314cm" chart:style-name="ch2">
          <text:p>Produit d’un vecteur par un scalaire : Passage à l'échelle fort </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F$1"/>
          </chart:axis>
          <chart:axis chart:dimension="y" chart:name="primary-y" chart:style-name="ch4">
            <chart:title svg:x="0.451cm" svg:y="5.955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40870684.3">
                <text:p>640870684.3</text:p>
              </table:table-cell>
              <table:table-cell office:value-type="float" office:value="622340529.2">
                <text:p>622340529.2</text:p>
              </table:table-cell>
              <table:table-cell office:value-type="float" office:value="347700285.3">
                <text:p>347700285.3</text:p>
              </table:table-cell>
              <table:table-cell office:value-type="float" office:value="175592209.4">
                <text:p>175592209.4</text:p>
              </table:table-cell>
              <table:table-cell office:value-type="float" office:value="88787369.8">
                <text:p>88787369.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600000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2.865cm" svg:y="0.314cm" chart:style-name="ch2">
          <text:p>Produit d’un vecteur par un scalaire : Passage à l'échelle faible</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E$1"/>
          </chart:axis>
          <chart:axis chart:dimension="y" chart:name="primary-y" chart:style-name="ch6">
            <chart:title svg:x="0.451cm" svg:y="5.955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22340529.2">
                <text:p>622340529.2</text:p>
              </table:table-cell>
              <table:table-cell office:value-type="float" office:value="684203538.1">
                <text:p>684203538.1</text:p>
              </table:table-cell>
              <table:table-cell office:value-type="float" office:value="704566602.1">
                <text:p>704566602.1</text:p>
              </table:table-cell>
              <table:table-cell office:value-type="float" office:value="723410431.1">
                <text:p>723410431.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37">
          <table:table-cell table:number-columns-repeated="5"/>
        </table:table-row>
        <table:table-row table:style-name="ro1">
          <table:table-cell table:style-name="ce1" office:value-type="string" calcext:value-type="string">
            <text:p>nombre de termes</text:p>
          </table:table-cell>
          <table:table-cell table:style-name="ce1" office:value-type="float" office:value="100000000" calcext:value-type="float">
            <text:p>100000000</text:p>
          </table:table-cell>
          <table:table-cell table:style-name="ce1" office:value-type="float" office:value="200000000" calcext:value-type="float">
            <text:p>200000000</text:p>
          </table:table-cell>
          <table:table-cell table:style-name="ce1" office:value-type="float" office:value="400000000" calcext:value-type="float">
            <text:p>400000000</text:p>
          </table:table-cell>
          <table:table-cell table:style-name="ce1" office:value-type="float" office:value="800000000" calcext:value-type="float">
            <text:p>800000000</text:p>
          </table:table-cell>
        </table:table-row>
        <table:table-row table:style-name="ro1">
          <table:table-cell table:style-name="ce1" office:value-type="string" calcext:value-type="string">
            <text:p>nombre de coeur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4" calcext:value-type="float">
            <text:p>4</text:p>
          </table:table-cell>
          <table:table-cell table:style-name="ce1" office:value-type="float" office:value="8" calcext:value-type="float">
            <text:p>8</text:p>
          </table:table-cell>
        </table:table-row>
        <table:table-row table:style-name="ro1">
          <table:table-cell table:style-name="ce1" office:value-type="string" calcext:value-type="string">
            <text:p>temps moyen (ns)</text:p>
          </table:table-cell>
          <table:table-cell table:style-name="ce1" office:value-type="float" office:value="622340529.2" calcext:value-type="float">
            <text:p>622340529,2</text:p>
          </table:table-cell>
          <table:table-cell table:style-name="ce2" office:value-type="float" office:value="684203538.1" calcext:value-type="float">
            <text:p>684203538,1</text:p>
          </table:table-cell>
          <table:table-cell table:style-name="ce2" office:value-type="float" office:value="704566602.1" calcext:value-type="float">
            <text:p>704566602,1</text:p>
          </table:table-cell>
          <table:table-cell table:style-name="ce2" office:value-type="float" office:value="723410431.1" calcext:value-type="float">
            <text:p>723410431,1</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55:18.8717701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9">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85235055.4" calcext:value-type="float">
            <text:p>285235055,4</text:p>
          </table:table-cell>
          <table:table-cell table:style-name="ce4" office:value-type="float" office:value="256286726.4" calcext:value-type="float">
            <text:p>256286726,4</text:p>
          </table:table-cell>
          <table:table-cell table:style-name="ce4" office:value-type="float" office:value="129158747.7" calcext:value-type="float">
            <text:p>129158747,7</text:p>
          </table:table-cell>
          <table:table-cell table:style-name="ce3" office:value-type="float" office:value="65162311.5" calcext:value-type="float">
            <text:p>65162311,5</text:p>
          </table:table-cell>
          <table:table-cell table:style-name="ce4" office:value-type="float" office:value="32824434.8" calcext:value-type="float">
            <text:p>32824434,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6:42.2649179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4">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56286726.4" calcext:value-type="float">
            <text:p>256286726,4</text:p>
          </table:table-cell>
          <table:table-cell table:style-name="ce4" office:value-type="float" office:value="259985866.6" calcext:value-type="float">
            <text:p>259985866,6</text:p>
          </table:table-cell>
          <table:table-cell table:style-name="ce4" office:value-type="float" office:value="261111140.3" calcext:value-type="float">
            <text:p>261111140,3</text:p>
          </table:table-cell>
          <table:table-cell table:style-name="ce4" office:value-type="float" office:value="260976126.3" calcext:value-type="float">
            <text:p>260976126,3</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39:34.360730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2.861cm" svg:y="0.314cm" chart:style-name="ch2">
          <text:p>Addition de deux vecteurs : Passage à l'échelle fort </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F$1"/>
          </chart:axis>
          <chart:axis chart:dimension="y" chart:name="primary-y" chart:style-name="ch4">
            <chart:title svg:x="0.451cm" svg:y="5.955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55058308.4">
                <text:p>655058308.4</text:p>
              </table:table-cell>
              <table:table-cell office:value-type="float" office:value="636827934.6">
                <text:p>636827934.6</text:p>
              </table:table-cell>
              <table:table-cell office:value-type="float" office:value="352213094.4">
                <text:p>352213094.4</text:p>
              </table:table-cell>
              <table:table-cell office:value-type="float" office:value="201747465">
                <text:p>201747465</text:p>
              </table:table-cell>
              <table:table-cell office:value-type="float" office:value="124595296.5">
                <text:p>12459529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1">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36827934.6" calcext:value-type="float">
            <text:p>636827934,6</text:p>
          </table:table-cell>
          <table:table-cell table:style-name="ce4" office:value-type="float" office:value="700005867.7" calcext:value-type="float">
            <text:p>700005867,7</text:p>
          </table:table-cell>
          <table:table-cell table:style-name="ce4" office:value-type="float" office:value="736360163.5" calcext:value-type="float">
            <text:p>736360163,5</text:p>
          </table:table-cell>
          <table:table-cell table:style-name="ce4" office:value-type="float" office:value="766518690.5" calcext:value-type="float">
            <text:p>76651869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19:42:29.7226666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600000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2.861cm" svg:y="0.314cm" chart:style-name="ch2">
          <text:p>Addition de deux vecteurs : Passage à l'échelle faible</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E$1"/>
          </chart:axis>
          <chart:axis chart:dimension="y" chart:name="primary-y" chart:style-name="ch6">
            <chart:title svg:x="0.451cm" svg:y="5.955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36827934.6">
                <text:p>636827934.6</text:p>
              </table:table-cell>
              <table:table-cell office:value-type="float" office:value="700005867.7">
                <text:p>700005867.7</text:p>
              </table:table-cell>
              <table:table-cell office:value-type="float" office:value="736360163.5">
                <text:p>736360163.5</text:p>
              </table:table-cell>
              <table:table-cell office:value-type="float" office:value="766518690.5">
                <text:p>766518690.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9">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85235055.4" calcext:value-type="float">
            <text:p>285235055,4</text:p>
          </table:table-cell>
          <table:table-cell table:style-name="ce4" office:value-type="float" office:value="256286726.4" calcext:value-type="float">
            <text:p>256286726,4</text:p>
          </table:table-cell>
          <table:table-cell table:style-name="ce4" office:value-type="float" office:value="129158747.7" calcext:value-type="float">
            <text:p>129158747,7</text:p>
          </table:table-cell>
          <table:table-cell table:style-name="ce3" office:value-type="float" office:value="65162311.5" calcext:value-type="float">
            <text:p>65162311,5</text:p>
          </table:table-cell>
          <table:table-cell table:style-name="ce4" office:value-type="float" office:value="32824434.8" calcext:value-type="float">
            <text:p>32824434,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3:02.323927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2.865cm" svg:y="0.314cm" chart:style-name="ch2">
          <text:p>Somme des termes d'un vecteur : Passage à l'échelle fort </text:p>
        </chart:title>
        <chart:plot-area chart:style-name="ch3" chart:data-source-has-labels="both" svg:x="1.388cm" svg:y="1.374cm" svg:width="14.292cm" svg:height="6.407cm">
          <chartooo:coordinate-region svg:x="3.45cm" svg:y="1.602cm" svg:width="12.128cm" svg:height="5.476cm"/>
          <chart:axis chart:dimension="x" chart:name="primary-x" chart:style-name="ch4" chartooo:axis-type="auto">
            <chart:title svg:x="7.169cm" svg:y="7.96cm" chart:style-name="ch5">
              <text:p>nombre de coeurs</text:p>
            </chart:title>
            <chart:categories table:cell-range-address="local-table.$B$1:.$F$1"/>
          </chart:axis>
          <chart:axis chart:dimension="y" chart:name="primary-y" chart:style-name="ch4">
            <chart:title svg:x="0.451cm" svg:y="5.955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285235055.4">
                <text:p>285235055.4</text:p>
              </table:table-cell>
              <table:table-cell office:value-type="float" office:value="256286726.4">
                <text:p>256286726.4</text:p>
              </table:table-cell>
              <table:table-cell office:value-type="float" office:value="129158747.7">
                <text:p>129158747.7</text:p>
              </table:table-cell>
              <table:table-cell office:value-type="float" office:value="65162311.5">
                <text:p>65162311.5</text:p>
              </table:table-cell>
              <table:table-cell office:value-type="float" office:value="32824434.8">
                <text:p>32824434.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4">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56286726.4" calcext:value-type="float">
            <text:p>256286726,4</text:p>
          </table:table-cell>
          <table:table-cell table:style-name="ce4" office:value-type="float" office:value="259985866.6" calcext:value-type="float">
            <text:p>259985866,6</text:p>
          </table:table-cell>
          <table:table-cell table:style-name="ce4" office:value-type="float" office:value="261111140.3" calcext:value-type="float">
            <text:p>261111140,3</text:p>
          </table:table-cell>
          <table:table-cell table:style-name="ce4" office:value-type="float" office:value="260976126.3" calcext:value-type="float">
            <text:p>260976126,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3:38.332864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255000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2.861cm" svg:y="0.314cm" chart:style-name="ch2">
          <text:p>Somme des termes d’un vecteur : Passage à l'échelle faible</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E$1"/>
          </chart:axis>
          <chart:axis chart:dimension="y" chart:name="primary-y" chart:style-name="ch6">
            <chart:title svg:x="0.451cm" svg:y="5.955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256286726.4">
                <text:p>256286726.4</text:p>
              </table:table-cell>
              <table:table-cell office:value-type="float" office:value="259985866.6">
                <text:p>259985866.6</text:p>
              </table:table-cell>
              <table:table-cell office:value-type="float" office:value="261111140.3">
                <text:p>261111140.3</text:p>
              </table:table-cell>
              <table:table-cell office:value-type="float" office:value="260976126.3">
                <text:p>260976126.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2">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40870684.3" calcext:value-type="float">
            <text:p>640870684,3</text:p>
          </table:table-cell>
          <table:table-cell table:style-name="ce4" office:value-type="float" office:value="622340529.2" calcext:value-type="float">
            <text:p>622340529,2</text:p>
          </table:table-cell>
          <table:table-cell table:style-name="ce4" office:value-type="float" office:value="347700285.3" calcext:value-type="float">
            <text:p>347700285,3</text:p>
          </table:table-cell>
          <table:table-cell table:style-name="ce4" office:value-type="float" office:value="175592209.4" calcext:value-type="float">
            <text:p>175592209,4</text:p>
          </table:table-cell>
          <table:table-cell table:style-name="ce4" office:value-type="float" office:value="88787369.8" calcext:value-type="float">
            <text:p>88787369,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5:55.891618363">00:00:00</text:time></text:p>
        </style:region-right>
      </style:header>
      <style:header-left style:display="false"/>
      <style:footer>
        <text:p>Page <text:page-number>1</text:page-number> / <text:page-count>99</text:page-count></text:p>
      </style:footer>
      <style:footer-left style:display="false"/>
    </style:master-page>
  </office:master-styles>
</office:document-styles>
</file>